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20047312B30.png" manifest:media-type="image/png"/>
  <manifest:file-entry manifest:full-path="Pictures/1000028300002E6800003505C5EFF37D.svg" manifest:media-type="image/svg+xml"/>
  <manifest:file-entry manifest:full-path="Pictures/10000001000002410000020162CB8E49.png" manifest:media-type="image/png"/>
  <manifest:file-entry manifest:full-path="Pictures/10000001000001C10000020161960DB1.png" manifest:media-type="image/png"/>
  <manifest:file-entry manifest:full-path="Pictures/100002BB00003BA200003505888E6810.svg" manifest:media-type="image/svg+xml"/>
  <manifest:file-entry manifest:full-path="Pictures/1000031200002E4D000034EBD4D188CE.svg" manifest:media-type="image/svg+xml"/>
  <manifest:file-entry manifest:full-path="Pictures/1000033D00002E68000035053C7EF934.svg" manifest:media-type="image/svg+xml"/>
  <manifest:file-entry manifest:full-path="Pictures/10000001000001C10000020107A06E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5" style:family="table">
      <style:table-properties style:width="19.001cm" fo:margin-left="0cm" fo:margin-right="0cm" table:align="margins"/>
    </style:style>
    <style:style style:name="Tableau5.A" style:family="table-column">
      <style:table-column-properties style:column-width="3.201cm" style:rel-column-width="11042*"/>
    </style:style>
    <style:style style:name="Tableau5.B" style:family="table-column">
      <style:table-column-properties style:column-width="8.001cm" style:rel-column-width="27596*"/>
    </style:style>
    <style:style style:name="Tableau5.C" style:family="table-column">
      <style:table-column-properties style:column-width="2.706cm" style:rel-column-width="9332*"/>
    </style:style>
    <style:style style:name="Tableau5.D" style:family="table-column">
      <style:table-column-properties style:column-width="3.706cm" style:rel-column-width="12782*"/>
    </style:style>
    <style:style style:name="Tableau5.E" style:family="table-column">
      <style:table-column-properties style:column-width="1.386cm" style:rel-column-width="4783*"/>
    </style:style>
    <style:style style:name="Tableau5.1" style:family="table-row">
      <style:table-row-properties style:min-row-height="0.794cm"/>
    </style:style>
    <style:style style:name="Tableau5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5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5.2" style:family="table-row">
      <style:table-row-properties style:min-row-height="0.734cm"/>
    </style:style>
    <style:style style:name="Tableau5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5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5.4" style:family="table-row">
      <style:table-row-properties style:min-row-height="0.628cm"/>
    </style:style>
    <style:style style:name="Tableau5.5" style:family="table-row">
      <style:table-row-properties style:min-row-height="0.741cm"/>
    </style:style>
    <style:style style:name="Tableau2" style:family="table">
      <style:table-properties style:width="18.992cm" fo:margin-left="0.019cm" fo:margin-right="-0.011cm" table:align="margins"/>
    </style:style>
    <style:style style:name="Tableau2.A" style:family="table-column">
      <style:table-column-properties style:column-width="3.101cm" style:rel-column-width="10700*"/>
    </style:style>
    <style:style style:name="Tableau2.B" style:family="table-column">
      <style:table-column-properties style:column-width="8.599cm" style:rel-column-width="29672*"/>
    </style:style>
    <style:style style:name="Tableau2.C" style:family="table-column">
      <style:table-column-properties style:column-width="2.54cm" style:rel-column-width="8764*"/>
    </style:style>
    <style:style style:name="Tableau2.D" style:family="table-column">
      <style:table-column-properties style:column-width="3.369cm" style:rel-column-width="11625*"/>
    </style:style>
    <style:style style:name="Tableau2.E" style:family="table-column">
      <style:table-column-properties style:column-width="1.383cm" style:rel-column-width="4774*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2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2.2" style:family="table-row">
      <style:table-row-properties style:min-row-height="0.734cm"/>
    </style:style>
    <style:style style:name="Tableau2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2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2.3" style:family="table-row">
      <style:table-row-properties style:min-row-height="0.628cm"/>
    </style:style>
    <style:style style:name="Tableau1" style:family="table">
      <style:table-properties style:width="18.992cm" fo:margin-left="0.019cm" fo:margin-right="-0.011cm" table:align="margins"/>
    </style:style>
    <style:style style:name="Tableau1.A" style:family="table-column">
      <style:table-column-properties style:column-width="3.101cm" style:rel-column-width="10700*"/>
    </style:style>
    <style:style style:name="Tableau1.B" style:family="table-column">
      <style:table-column-properties style:column-width="8.599cm" style:rel-column-width="29672*"/>
    </style:style>
    <style:style style:name="Tableau1.C" style:family="table-column">
      <style:table-column-properties style:column-width="2.54cm" style:rel-column-width="8764*"/>
    </style:style>
    <style:style style:name="Tableau1.D" style:family="table-column">
      <style:table-column-properties style:column-width="3.369cm" style:rel-column-width="11625*"/>
    </style:style>
    <style:style style:name="Tableau1.E" style:family="table-column">
      <style:table-column-properties style:column-width="1.383cm" style:rel-column-width="477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1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1.2" style:family="table-row">
      <style:table-row-properties style:min-row-height="0.734cm"/>
    </style:style>
    <style:style style:name="Tableau1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1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1.3" style:family="table-row">
      <style:table-row-properties style:min-row-height="0.628cm"/>
    </style:style>
    <style:style style:name="Tableau7" style:family="table">
      <style:table-properties style:width="18.992cm" fo:margin-left="0.019cm" fo:margin-right="-0.011cm" table:align="margins"/>
    </style:style>
    <style:style style:name="Tableau7.A" style:family="table-column">
      <style:table-column-properties style:column-width="3.101cm" style:rel-column-width="10700*"/>
    </style:style>
    <style:style style:name="Tableau7.B" style:family="table-column">
      <style:table-column-properties style:column-width="8.599cm" style:rel-column-width="29672*"/>
    </style:style>
    <style:style style:name="Tableau7.C" style:family="table-column">
      <style:table-column-properties style:column-width="2.54cm" style:rel-column-width="8764*"/>
    </style:style>
    <style:style style:name="Tableau7.D" style:family="table-column">
      <style:table-column-properties style:column-width="3.369cm" style:rel-column-width="11625*"/>
    </style:style>
    <style:style style:name="Tableau7.E" style:family="table-column">
      <style:table-column-properties style:column-width="1.383cm" style:rel-column-width="4774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7.2" style:family="table-row">
      <style:table-row-properties style:min-row-height="0.734cm"/>
    </style:style>
    <style:style style:name="Tableau7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7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7.3" style:family="table-row">
      <style:table-row-properties style:min-row-height="0.628cm"/>
    </style:style>
    <style:style style:name="Tableau4" style:family="table">
      <style:table-properties style:width="19.001cm" fo:margin-left="0.019cm" fo:margin-right="-0.019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style:min-row-height="0.596cm"/>
    </style:style>
    <style:style style:name="Tableau4.A1" style:family="table-cell">
      <style:table-cell-properties style:vertical-align="" fo:background-color="#ffffff" fo:padding="0cm" fo:border-left="1pt solid #b2b2b2" fo:border-right="1pt solid #b2b2b2" fo:border-top="1pt solid #b2b2b2" fo:border-bottom="none">
        <style:background-image/>
      </style:table-cell-properties>
    </style:style>
    <style:style style:name="Tableau4.2" style:family="table-row">
      <style:table-row-properties style:min-row-height="4.219cm"/>
    </style:style>
    <style:style style:name="Tableau4.A2" style:family="table-cell">
      <style:table-cell-properties style:vertical-align="" fo:background-color="#ffffff" fo:padding="0.097cm" fo:border-left="1pt solid #b2b2b2" fo:border-right="none" fo:border-top="1pt solid #b2b2b2" fo:border-bottom="1pt solid #b2b2b2">
        <style:background-image/>
      </style:table-cell-properties>
    </style:style>
    <style:style style:name="Tableau4.B2" style:family="table-cell">
      <style:table-cell-properties style:vertical-align="" fo:background-color="#ffffff" fo:padding="0.097cm" fo:border="1pt solid #b2b2b2">
        <style:background-image/>
      </style:table-cell-properties>
    </style:style>
    <style:style style:name="Tableau6" style:family="table">
      <style:table-properties style:width="19.001cm" fo:margin-left="0cm" fo:margin-right="0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1" style:family="table-row">
      <style:table-row-properties style:min-row-height="3.799cm"/>
    </style:style>
    <style:style style:name="Tableau6.A1" style:family="table-cell">
      <style:table-cell-properties style:vertical-align="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6.B1" style:family="table-cell">
      <style:table-cell-properties style:vertical-align="" fo:background-color="#ffffff" fo:padding="0cm" fo:border="1pt solid #b2b2b2">
        <style:background-image/>
      </style:table-cell-properties>
    </style:style>
    <style:style style:name="P1" style:family="paragraph" style:parent-style-name="Text_20_body">
      <style:paragraph-properties fo:break-before="page"/>
      <style:text-properties fo:font-size="6pt" style:font-size-asian="5.25pt" style:font-size-complex="6pt"/>
    </style:style>
    <style:style style:name="P2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2pt" fo:font-weight="bold" officeooo:paragraph-rsid="0015336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paragraph-rsid="0015336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5336d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5336d" officeooo:paragraph-rsid="0015336d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style:font-name="Arial" fo:font-size="6pt" fo:font-weight="bold" officeooo:paragraph-rsid="0015336d" style:font-size-asian="5.25pt" style:font-weight-asian="bold" style:font-size-complex="6pt" style:font-weight-complex="bold"/>
    </style:style>
    <style:style style:name="P7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paragraph-rsid="0014116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loext:opacity="100%" style:font-name="Arial" fo:font-size="6pt" fo:font-weight="bold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margin-left="0.318cm" fo:margin-right="0cm" fo:margin-top="0cm" fo:margin-bottom="0.106cm" style:contextual-spacing="false" fo:text-align="start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2pt" fo:font-weight="bold" officeooo:paragraph-rsid="0016b21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6b219" officeooo:paragraph-rsid="0016b21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6b21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84375" officeooo:paragraph-rsid="00184375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loext:opacity="100%" style:font-name="Arial" fo:font-size="6pt" fo:font-weight="bold" officeooo:paragraph-rsid="0016b219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left="0.318cm" fo:margin-right="0cm" fo:margin-top="0cm" fo:margin-bottom="0.106cm" style:contextual-spacing="false" fo:text-align="start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2pt" fo:font-weight="bold" officeooo:paragraph-rsid="001e1b9e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1d916b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e1b9e" officeooo:paragraph-rsid="001e1b9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d916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fa558" officeooo:paragraph-rsid="001fa558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84375" officeooo:paragraph-rsid="001d916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318cm" fo:margin-right="0cm" fo:margin-top="0cm" fo:margin-bottom="0.106cm" style:contextual-spacing="false" fo:text-align="center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1pt" fo:font-weight="normal" officeooo:paragraph-rsid="0024dc20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normal" officeooo:paragraph-rsid="001fa558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loext:opacity="100%" style:font-name="Arial" fo:font-size="6pt" fo:font-weight="bold" officeooo:paragraph-rsid="001d916b" style:font-size-asian="5.25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ARIAL">
      <style:paragraph-properties fo:text-align="start" style:justify-single-word="false"/>
      <style:text-properties fo:color="#000000" loext:opacity="100%" style:font-name="Arial" fo:font-size="6pt" fo:font-weight="bold" officeooo:rsid="0028d400" officeooo:paragraph-rsid="0028d400" style:font-size-asian="5.25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none"/>
      <style:paragraph-properties fo:margin-left="0.101cm" fo:margin-right="0.4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>
        <style:tab-stops/>
      </style:paragraph-properties>
      <style:text-properties fo:color="#000000" loext:opacity="100%" style:font-name="Arial" fo:font-size="12pt" fo:font-weight="bold" officeooo:rsid="00284828" officeooo:paragraph-rsid="00284828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>
        <style:tab-stops/>
      </style:paragraph-properties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ARIAL">
      <style:paragraph-properties fo:text-align="start" style:justify-single-word="false"/>
      <style:text-properties fo:color="#000000" loext:opacity="100%" style:font-name="Arial" fo:font-size="6pt" fo:font-weight="bold" style:font-size-asian="5.25pt" style:font-weight-asian="bold" style:font-size-complex="6pt" style:font-weight-complex="bold"/>
    </style:style>
    <style:style style:name="T1" style:family="text">
      <style:text-properties fo:color="#ff0000" loext:opacity="100%" officeooo:rsid="0015336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41164"/>
    </style:style>
    <style:style style:name="T4" style:family="text">
      <style:text-properties officeooo:rsid="001e1b9e"/>
    </style:style>
    <style:style style:name="T5" style:family="text">
      <style:text-properties officeooo:rsid="001fa558"/>
    </style:style>
    <style:style style:name="T6" style:family="text">
      <style:text-properties officeooo:rsid="0025ef9e"/>
    </style:style>
    <style:style style:name="T7" style:family="text">
      <style:text-properties officeooo:rsid="002bb039"/>
    </style:style>
    <style:style style:name="T8" style:family="text">
      <style:text-properties officeooo:rsid="00284828"/>
    </style:style>
    <style:style style:name="T9" style:family="text">
      <style:text-properties fo:color="#ff0000" loext:opacity="100%" officeooo:rsid="00302dc7"/>
    </style:style>
    <style:style style:name="T10" style:family="text">
      <style:text-properties fo:color="#000000" loext:opacity="100%" style:font-name="Arial"/>
    </style:style>
    <style:style style:name="T11" style:family="text">
      <style:text-properties fo:color="#000000" loext:opacity="100%" style:font-name="Arial" officeooo:rsid="00284828"/>
    </style:style>
    <style:style style:name="T12" style:family="text">
      <style:text-properties fo:color="#ff0000" loext:opacity="100%"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table:number-columns-spanned="4" office:value-type="string">
            <text:p text:style-name="P2">Je soussigné (<text:span text:style-name="T1">E</text:span><text:span text:style-name="T2">mployeur</text:span>)</text:p>
          </table:table-cell>
          <table:covered-table-cell/>
          <table:covered-table-cell/>
          <table:covered-table-cell/>
          <table:table-cell table:style-name="Tableau5.E1" office:value-type="string">
            <text:p text:style-name="P2"><draw:frame draw:style-name="fr1" draw:name="Image3" text:anchor-type="char" svg:x="0.372cm" svg:y="0.138cm" svg:width="0.6cm" svg:height="0.693cm" draw:z-index="2"><draw:image xlink:href="Pictures/1000028300002E6800003505C5EFF37D.svg" xlink:type="simple" xlink:show="embed" xlink:actuate="onLoad" draw:mime-type="image/svg+xml"/><draw:image xlink:href="Pictures/10000001000001C10000020161960DB1.png" xlink:type="simple" xlink:show="embed" xlink:actuate="onLoad" draw:mime-type="image/png"/></draw:frame></text:p>
          </table:table-cell>
        </table:table-row>
        <table:table-row table:style-name="Tableau5.2">
          <table:table-cell table:style-name="Tableau5.A2" office:value-type="string">
            <text:p text:style-name="P3">Nom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3">Prénom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5">Réprésentant</text:p>
            <text:p text:style-name="P5">la société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5">Fonction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4">
          <table:table-cell table:style-name="Tableau5.A2" office:value-type="string">
            <text:p text:style-name="P3">Adresse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3">Ville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5">
          <table:table-cell table:style-name="Tableau5.A2" office:value-type="string">
            <text:p text:style-name="P5">Téléphone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5">E-mail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4" office:value-type="string">
            <text:p text:style-name="P7">Certifie que M./Mme (<text:span text:style-name="T3">C</text:span><text:span text:style-name="T2">onducteur</text:span>)</text:p>
          </table:table-cell>
          <table:covered-table-cell/>
          <table:covered-table-cell/>
          <table:covered-table-cell/>
          <table:table-cell table:style-name="Tableau2.E1" office:value-type="string">
            <text:p text:style-name="P7"><draw:frame draw:style-name="fr1" draw:name="Image2" text:anchor-type="char" svg:x="0.358cm" svg:y="0.134cm" svg:width="0.66cm" svg:height="0.6cm" draw:z-index="1"><draw:image xlink:href="Pictures/100002BB00003BA200003505888E6810.svg" xlink:type="simple" xlink:show="embed" xlink:actuate="onLoad" draw:mime-type="image/svg+xml"/><draw:image xlink:href="Pictures/10000001000002410000020162CB8E49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8">Nom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8">Prénom</text:p>
          </table:table-cell>
          <table:table-cell table:style-name="Tableau2.D2" table:number-columns-spanned="2" office:value-type="string">
            <text:p text:style-name="P9"/>
          </table:table-cell>
          <table:covered-table-cell/>
        </table:table-row>
        <table:table-row table:style-name="Tableau2.3">
          <table:table-cell table:style-name="Tableau2.A2" office:value-type="string">
            <text:p text:style-name="P8">Adresse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8">Ville</text:p>
          </table:table-cell>
          <table:table-cell table:style-name="Tableau2.D2" table:number-columns-spanned="2" office:value-type="string">
            <text:p text:style-name="P9"/>
          </table:table-cell>
          <table:covered-table-cell/>
        </table:table-row>
      </table:table>
      <text:p text:style-name="P10"><draw:frame draw:style-name="fr1" draw:name="Image1" text:anchor-type="char" svg:x="18.115cm" svg:y="0.346cm" svg:width="0.52cm" svg:height="0.6cm" draw:z-index="0"><draw:image xlink:href="Pictures/1000033D00002E68000035053C7EF934.svg" xlink:type="simple" xlink:show="embed" xlink:actuate="onLoad" draw:mime-type="image/svg+xml"/><draw:image xlink:href="Pictures/10000001000001C10000020107A06E3D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4" office:value-type="string">
            <text:p text:style-name="P11">A été reconnu apte médicalement au poste de travail de conduite d’engin par</text:p>
          </table:table-cell>
          <table:covered-table-cell/>
          <table:covered-table-cell/>
          <table:covered-table-cell/>
          <table:table-cell table:style-name="Tableau1.E1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P12">Médecin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4">Organisme</text:p>
          </table:table-cell>
          <table:table-cell table:style-name="Tableau1.D2" table:number-columns-spanned="2" office:value-type="string">
            <text:p text:style-name="P13"/>
          </table:table-cell>
          <table:covered-table-cell/>
        </table:table-row>
        <table:table-row table:style-name="Tableau1.3">
          <table:table-cell table:style-name="Tableau1.A2" office:value-type="string">
            <text:p text:style-name="P14">Catégori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4">Date Visite</text:p>
          </table:table-cell>
          <table:table-cell table:style-name="Tableau1.D2" table:number-columns-spanned="2" office:value-type="string">
            <text:p text:style-name="P13"/>
          </table:table-cell>
          <table:covered-table-cell/>
        </table:table-row>
      </table:table>
      <text:p text:style-name="P15"><draw:frame draw:style-name="fr1" draw:name="Image4" text:anchor-type="char" svg:x="18.039cm" svg:y="0.406cm" svg:width="0.52cm" svg:height="0.6cm" draw:z-index="3"><draw:image xlink:href="Pictures/1000031200002E4D000034EBD4D188CE.svg" xlink:type="simple" xlink:show="embed" xlink:actuate="onLoad" draw:mime-type="image/svg+xml"/><draw:image xlink:href="Pictures/10000001000001C00000020047312B30.png" xlink:type="simple" xlink:show="embed" xlink:actuate="onLoad" draw:mime-type="image/png"/></draw:frame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table:number-columns-spanned="4" office:value-type="string">
            <text:p text:style-name="P16">A été contrôlé sur ses connaissances et savoir faire pour la conduite en sécurité</text:p>
          </table:table-cell>
          <table:covered-table-cell/>
          <table:covered-table-cell/>
          <table:covered-table-cell/>
          <table:table-cell table:style-name="Tableau7.A1" office:value-type="string">
            <text:p text:style-name="P17"/>
          </table:table-cell>
        </table:table-row>
        <table:table-row table:style-name="Tableau7.2">
          <table:table-cell table:style-name="Tableau7.A2" office:value-type="string">
            <text:p text:style-name="P18">Organisme</text:p>
            <text:p text:style-name="P18">Testeur</text:p>
          </table:table-cell>
          <table:table-cell table:style-name="Tableau7.A2" office:value-type="string">
            <text:p text:style-name="P19"/>
          </table:table-cell>
          <table:table-cell table:style-name="Tableau7.A2" office:value-type="string">
            <text:p text:style-name="P20">Date d’obtention</text:p>
          </table:table-cell>
          <table:table-cell table:style-name="Tableau7.D2" table:number-columns-spanned="2" office:value-type="string">
            <text:p text:style-name="P19"/>
          </table:table-cell>
          <table:covered-table-cell/>
        </table:table-row>
        <table:table-row table:style-name="Tableau7.3">
          <table:table-cell table:style-name="Tableau7.A2" office:value-type="string">
            <text:p text:style-name="P21">Catégorie<text:span text:style-name="T4">(s)</text:span></text:p>
          </table:table-cell>
          <table:table-cell table:style-name="Tableau7.A2" office:value-type="string">
            <text:p text:style-name="P19"/>
          </table:table-cell>
          <table:table-cell table:style-name="Tableau7.A2" office:value-type="string">
            <text:p text:style-name="P21">Date <text:span text:style-name="T5">fin de validité</text:span></text:p>
          </table:table-cell>
          <table:table-cell table:style-name="Tableau7.D2" table:number-columns-spanned="2" office:value-type="string">
            <text:p text:style-name="P19"/>
          </table:table-cell>
          <table:covered-table-cell/>
        </table:table-row>
        <table:table-row table:style-name="Tableau7.3">
          <table:table-cell table:style-name="Tableau7.D2" table:number-columns-spanned="5" office:value-type="string">
            <text:p text:style-name="P22">A reçu les instructions à respecter sur les sites d’intervention par l’employeur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office:value-type="string">
            <text:p text:style-name="P23">Manœuvres spécifiques au <text:span text:style-name="T6">(x)</text:span> site <text:span text:style-name="T6">(s)</text:span></text:p>
          </table:table-cell>
          <table:table-cell table:style-name="Tableau7.D2" table:number-columns-spanned="4" office:value-type="string">
            <text:p text:style-name="P19"/>
            <text:p text:style-name="P19"/>
          </table:table-cell>
          <table:covered-table-cell/>
          <table:covered-table-cell/>
          <table:covered-table-cell/>
        </table:table-row>
      </table:table>
      <text:p text:style-name="P2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5">ARTICLES DU CODE DU TRAVAIL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26"><text:a xlink:type="simple" xlink:href="https://www.legifrance.gouv.fr/codes/article_lc/LEGIARTI000018531407" office:target-frame-name="_blank" xlink:show="new" text:style-name="Internet_20_link" text:visited-style-name="Visited_20_Internet_20_Link">Article R4323-55</text:a></text:p>
            <text:p text:style-name="P26">- La conduite des équipements de travail mobiles automoteurs et des </text:p>
            <text:p text:style-name="P26">équipements de travail servant au levage est réservée aux travailleurs qui ont reçu une formation adéquate. </text:p>
            <text:p text:style-name="P26">Cette formation est complétée et réactualisée chaque fois que nécessaire.</text:p>
            <text:p text:style-name="P26"><text:a xlink:type="simple" xlink:href="https://www.legifrance.gouv.fr/codes/article_lc/LEGIARTI000033769343/" office:target-frame-name="_blank" xlink:show="new" text:style-name="Internet_20_link" text:visited-style-name="Visited_20_Internet_20_Link">Article R4323-56</text:a> <text:span text:style-name="T7">(Extrait)</text:span></text:p>
            <text:p text:style-name="P26">- La conduite de certains équipements présentant des risques particuliers, en raison de leurs caractéristiques ou de leur objet, est subordonnée à l'obtention d'une autorisation de conduite délivrée par l'employeur.</text:p>
            <text:p text:style-name="P26">L'autorisation de conduite est tenue à la disposition de l'inspection du travail et des agents du service de prévention des organismes de sécurité sociale…de l'<text:a xlink:type="simple" xlink:href="https://www.legifrance.gouv.fr/codes/article_lc/LEGIARTI000045676897" office:target-frame-name="_blank" xlink:show="new" text:style-name="Internet_20_link" text:visited-style-name="Visited_20_Internet_20_Link">article R. 4624-23</text:a>.</text:p>
          </table:table-cell>
          <table:table-cell table:style-name="Tableau4.B2" office:value-type="string">
            <text:p text:style-name="P26"><text:a xlink:type="simple" xlink:href="https://www.legifrance.gouv.fr/codes/article_lc/LEGIARTI000018531403" office:target-frame-name="_blank" xlink:show="new" text:style-name="Internet_20_link" text:visited-style-name="Visited_20_Internet_20_Link">Article R4323-57</text:a></text:p>
            <text:p text:style-name="P26">- Des arrêtés des ministres chargés du travail ou de l'agriculture déterminent :</text:p>
            <text:p text:style-name="P26">1° Les conditions de la formation exigée à l'article R. 4323-55 ;</text:p>
            <text:p text:style-name="P26">2° Les catégories d'équipements de travail dont la conduite nécessite d'être titulaire d'une autorisation de conduite ;</text:p>
            <text:p text:style-name="P26">3° Les conditions dans lesquelles l'employeur s'assure que le travailleur dispose de la compétence et de l'aptitude nécessaires pour assumer, en toute sécurité, la fonction de conducteur d'un équipement de travail ;</text:p>
            <text:p text:style-name="P26">4° La date à compter de laquelle, selon les catégories d'équipements, entre en vigueur l'obligation d'être titulaire d'une autorisation de conduite.</text:p>
          </table:table-cell>
        </table:table-row>
      </table:table>
      <text:p text:style-name="P2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8">En foi de quoi, je délivre la présente autorisation de conduite <text:span text:style-name="T8">(</text:span><text:span text:style-name="T9">Employeur</text:span><text:span text:style-name="T8">):</text:span></text:p>
            <text:p text:style-name="P29">D<text:span text:style-name="T8">ate : </text:span></text:p>
            <text:p text:style-name="P29">Signature :</text:p>
          </table:table-cell>
          <table:table-cell table:style-name="Tableau6.B1" office:value-type="string">
            <text:p text:style-name="P30"><text:span text:style-name="T10">Bon pour acceptation de l'autorisation de conduite M./Mme </text:span><text:span text:style-name="T11">(</text:span><text:span text:style-name="T12">Conducteur</text:span><text:span text:style-name="T11">)</text:span><text:span text:style-name="T10">:</text:span></text:p>
            <text:p text:style-name="P31">Date : </text:p>
            <text:p text:style-name="P32">Signature :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ARIAL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9.7cm" style:type="right"/>
        </style:tab-stops>
      </style:paragraph-properties>
      <style:text-properties style:font-name="Arial" fo:font-size="8pt" officeooo:rsid="00149c06" officeooo:paragraph-rsid="00149c06" style:font-size-asian="8pt" style:font-size-complex="8pt"/>
    </style:style>
    <style:style style:name="MP2" style:family="paragraph" style:parent-style-name="ARIAL"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fo:color="#000000" loext:opacity="100%" style:font-name="Arial" fo:font-size="8pt" fo:font-weight="normal" officeooo:paragraph-rsid="00149c06" style:font-size-asian="8pt" style:font-weight-asian="normal" style:font-size-complex="8pt" style:font-weight-complex="normal"/>
    </style:style>
    <style:style style:name="MT1" style:family="text">
      <style:text-properties officeooo:rsid="002fe0a2"/>
    </style:style>
    <style:page-layout style:name="Mpm1">
      <style:page-layout-properties fo:page-width="21.001cm" fo:page-height="29.7cm" style:num-format="1" style:print-orientation="portrait" fo:margin-top="0.774cm" fo:margin-bottom="1cm" fo:margin-left="1cm" fo:margin-right="1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1cm" fo:margin-left="0cm" fo:margin-right="0cm" fo:margin-bottom="0.499cm" fo:background-color="transparent" draw:fill="none" draw:fill-color="#99ccff"/>
      </style:header-style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Votre Logo<text:tab/><text:span text:style-name="MT1">Votre site internet</text:span></text:p>
      </style:header>
      <style:footer>
        <text:p text:style-name="MP2"><text:file-name text:display="name-and-extension">modele autorisation conduite-4.0.0-20241205.odt</text:file-name><text:s/>© 2024 by Evarisk is licensed under CC BY-SA 4.0 <text:tab/><text:a xlink:type="simple" xlink:href="https://evarisk.com/" office:target-frame-name="_blank" xlink:show="new" text:style-name="Internet_20_link" text:visited-style-name="Visited_20_Internet_20_Link">www.evarisk.com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0-31T12:05:19.600000000</meta:creation-date>
    <dc:date>2024-12-05T21:42:11.476000000</dc:date>
    <meta:editing-duration>P1DT3H11M2S</meta:editing-duration>
    <meta:editing-cycles>129</meta:editing-cycles>
    <meta:generator>LibreOffice/24.8.3.2$Windows_X86_64 LibreOffice_project/48a6bac9e7e268aeb4c3483fcf825c94556d9f92</meta:generator>
    <meta:print-date>2024-12-05T21:41:02.579000000</meta:print-date>
    <meta:keyword>Autorisation de conduite</meta:keyword>
    <dc:contributor>Laurent Magnin</dc:contributor>
    <dc:subject>QHSE</dc:subject>
    <dc:title>Autorisation de conduite</dc:title>
    <meta:printed-by>Fichiers PDF</meta:printed-by>
    <meta:document-statistic meta:table-count="6" meta:image-count="4" meta:object-count="0" meta:page-count="1" meta:paragraph-count="50" meta:word-count="329" meta:character-count="2197" meta:non-whitespace-character-count="1913"/>
    <meta:user-defined meta:name="Info 1"/>
    <meta:user-defined meta:name="Info 2"/>
    <meta:user-defined meta:name="Info 3"/>
    <meta:user-defined meta:name="Info 4"/>
  </office:meta>
</office:document-meta>
</file>